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599d" draw:textarea-horizontal-align="justify" draw:textarea-vertical-align="middle" draw:auto-grow-height="false" fo:min-height="6.822cm" fo:min-width="6.572cm" draw:shadow="hidden"/>
    </style:style>
    <style:style style:name="gr2" style:family="graphic" style:parent-style-name="standard">
      <style:graphic-properties draw:fill="solid" draw:fill-color="#1b75bc" draw:textarea-horizontal-align="justify" draw:textarea-vertical-align="middle" draw:auto-grow-height="false" fo:min-height="5.549cm" fo:min-width="5.299cm" draw:shadow="hidden"/>
    </style:style>
    <style:style style:name="gr3" style:family="graphic" style:parent-style-name="standard">
      <style:graphic-properties draw:fill="solid" draw:fill-color="#7da7d8" draw:textarea-horizontal-align="justify" draw:textarea-vertical-align="middle" draw:auto-grow-height="false" fo:min-height="4.56cm" fo:min-width="4.31cm" draw:shadow="hidden"/>
    </style:style>
    <style:style style:name="P1" style:family="paragraph">
      <loext:graphic-properties draw:fill="solid" draw:fill-color="#00599d"/>
      <style:paragraph-properties fo:text-align="center"/>
    </style:style>
    <style:style style:name="P2" style:family="paragraph">
      <loext:graphic-properties draw:fill="solid" draw:fill-color="#1b75bc"/>
      <style:paragraph-properties fo:text-align="center"/>
    </style:style>
    <style:style style:name="P3" style:family="paragraph">
      <loext:graphic-properties draw:fill="solid" draw:fill-color="#7da7d8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999cm" svg:height="9.999cm" svg:x="4.4cm" svg:y="9.4cm" svg:viewBox="0 0 10000 10000" svg:d="M5001 2676c-1318 0-2325 1007-2325 2325s1007 2325 2325 2325 2325-1007 2325-2325-1007-2325-2325-2325zM5000 0c2835 0 5000 2165 5000 5000s-2165 5000-5000 5000-5000-2165-5000-5000 2165-5000 5000-5000z">
          <text:p/>
        </draw:path>
        <draw:path draw:style-name="gr2" draw:text-style-name="P2" draw:layer="layout" svg:width="8.2cm" svg:height="8.2cm" svg:x="5.599cm" svg:y="10.299cm" svg:viewBox="0 0 8201 8201" svg:d="M3801 1776c-1318 0-2325 1007-2325 2325s1007 2325 2325 2325 2325-1007 2325-2325-1007-2325-2325-2325zM4100 0c2325 0 4101 1775 4101 4100s-1776 4101-4101 4101-4100-1776-4100-4101 1775-4100 4100-4100z">
          <text:p/>
        </draw:path>
        <draw:path draw:style-name="gr3" draw:text-style-name="P3" draw:layer="layout" svg:width="6.799cm" svg:height="6.799cm" svg:x="6.7cm" svg:y="11cm" svg:viewBox="0 0 6800 6800" svg:d="M2701 1076c-1318 0-2325 1007-2325 2325s1007 2325 2325 2325 2325-1007 2325-2325-1007-2325-2325-2325zM3400 0c1928 0 3400 1472 3400 3400s-1472 3400-3400 3400-3400-1472-3400-3400 1472-3400 3400-3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23:24:28.211169000</meta:creation-date>
    <dc:date>2017-10-21T23:52:54.078098000</dc:date>
    <meta:editing-duration>PT7M19S</meta:editing-duration>
    <meta:editing-cycles>2</meta:editing-cycles>
    <meta:generator>LibreOffice/5.4.2.2$MacOSX_X86_64 LibreOffice_project/22b09f6418e8c2d508a9eaf86b2399209b0990f4</meta:generator>
    <meta:document-statistic meta:object-count="3"/>
  </office:meta>
</office:document-meta>
</file>